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76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ZEELAND; 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9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4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ce34" office:value="648" office:value-type="float">
            <text:p>648</text:p>
          </table:table-cell>
          <table:table-cell ns41:value-type="float" table:style-name="ce40" office:value="11020" office:value-type="float">
            <text:p>11020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40" office:value-type="string">
            <text:p>ZE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0_H5</text:p>
          </table:table-cell>
          <table:table-cell ns41:value-type="float" table:style-name="ce40" office:value="384" office:value-type="float">
            <text:p>384</text:p>
          </table:table-cell>
          <table:table-cell ns41:value-type="float" table:style-name="ce40" office:value="385" office:value-type="float">
            <text:p>385</text:p>
          </table:table-cell>
          <table:table-cell ns41:value-type="float" table:style-name="ce55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960" office:value-type="float">
            <text:p>960</text:p>
          </table:table-cell>
          <table:table-cell table:style-name="TL Data" table:number-columns-repeated="4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6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41" office:value="11289" office:value-type="float">
            <text:p>112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7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41" office:value="10257" office:value-type="float">
            <text:p>1025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oschkapelle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8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ce35" office:value="1027" office:value-type="float">
            <text:p>1027</text:p>
          </table:table-cell>
          <table:table-cell ns41:value-type="float" table:style-name="ce41" office:value="10605" office:value-type="float">
            <text:p>106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99" office:value-type="float">
            <text:p>69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41" office:value="10233" office:value-type="float">
            <text:p>102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Cadzand</text:p>
          </table:table-cell>
          <table:table-cell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8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41" office:value="11002" office:value-type="float">
            <text:p>110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351" office:value-type="float">
            <text:p>1351</text:p>
          </table:table-cell>
          <table:table-cell table:style-name="TL Data" table:number-columns-repeated="8"/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1358" office:value-type="float">
            <text:p>1358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41" office:value="10965" office:value-type="float">
            <text:p>109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ede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8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ce35" office:value="1052" office:value-type="float">
            <text:p>1052</text:p>
          </table:table-cell>
          <table:table-cell ns41:value-type="float" table:style-name="ce41" office:value="11128" office:value-type="float">
            <text:p>111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aauw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4"/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26" office:value-type="float">
            <text:p>926</text:p>
          </table:table-cell>
          <table:table-cell table:style-name="TL Data" table:number-columns-repeated="8"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41" office:value="10312" office:value-type="float">
            <text:p>10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014" office:value-type="float">
            <text:p>1014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ce35" office:value="667" office:value-type="float">
            <text:p>667</text:p>
          </table:table-cell>
          <table:table-cell ns41:value-type="float" table:style-name="ce41" office:value="11312" office:value-type="float">
            <text:p>11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8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ce35" office:value="1077" office:value-type="float">
            <text:p>1077</text:p>
          </table:table-cell>
          <table:table-cell ns41:value-type="float" table:style-name="ce41" office:value="10636" office:value-type="float">
            <text:p>106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47" office:value-type="float">
            <text:p>847</text:p>
          </table:table-cell>
          <table:table-cell table:style-name="TL Data" table:number-columns-repeated="4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41" office:value="10038" office:value-type="float">
            <text:p>10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2344" office:value-type="float">
            <text:p>2344</text:p>
          </table:table-cell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41" office:value="11123" office:value-type="float">
            <text:p>111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41" office:value="10147" office:value-type="float">
            <text:p>101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185" office:value-type="float">
            <text:p>1185</text:p>
          </table:table-cell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41" office:value="11408" office:value-type="float">
            <text:p>114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Ijzendijke</text:p>
          </table:table-cell>
          <table:table-cell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982" office:value-type="float">
            <text:p>98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1" office:value="10688" office:value-type="float">
            <text:p>1068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Jansteen (St.)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4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04" office:value-type="float">
            <text:p>1104</text:p>
          </table:table-cell>
          <table:table-cell table:style-name="TL Data" table:number-columns-repeated="8"/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41" office:value="10864" office:value-type="float">
            <text:p>108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050" office:value-type="float">
            <text:p>1050</text:p>
          </table:table-cell>
          <table:table-cell table:style-name="TL Data" table:number-columns-repeated="8"/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ce35" office:value="681" office:value-type="float">
            <text:p>681</text:p>
          </table:table-cell>
          <table:table-cell ns41:value-type="float" table:style-name="ce41" office:value="10892" office:value-type="float">
            <text:p>1089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ruis (St.)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ce35" office:value="1178" office:value-type="float">
            <text:p>1178</text:p>
          </table:table-cell>
          <table:table-cell ns41:value-type="float" table:style-name="ce41" office:value="10235" office:value-type="float">
            <text:p>102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45" office:value-type="float">
            <text:p>3045</text:p>
          </table:table-cell>
          <table:table-cell ns41:value-type="float" table:style-name="TL Data" office:value="3199" office:value-type="float">
            <text:p>3199</text:p>
          </table:table-cell>
          <table:table-cell ns41:value-type="float" table:style-name="ce35" office:value="715" office:value-type="float">
            <text:p>715</text:p>
          </table:table-cell>
          <table:table-cell ns41:value-type="float" table:style-name="ce41" office:value="10704" office:value-type="float">
            <text:p>1070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vliet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8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41" office:value="11165" office:value-type="float">
            <text:p>111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683" office:value-type="float">
            <text:p>683</text:p>
          </table:table-cell>
          <table:table-cell table:style-name="TL Data" table:number-columns-repeated="4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41" office:value="10782" office:value-type="float">
            <text:p>107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8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35" office:value="1138" office:value-type="float">
            <text:p>1138</text:p>
          </table:table-cell>
          <table:table-cell ns41:value-type="float" table:style-name="ce41" office:value="10841" office:value-type="float">
            <text:p>108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ce35" office:value="697" office:value-type="float">
            <text:p>697</text:p>
          </table:table-cell>
          <table:table-cell ns41:value-type="float" table:style-name="ce41" office:value="10730" office:value-type="float">
            <text:p>107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Philippine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4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8" office:value-type="float">
            <text:p>378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ce35" office:value="699" office:value-type="float">
            <text:p>699</text:p>
          </table:table-cell>
          <table:table-cell ns41:value-type="float" table:style-name="ce41" office:value="10486" office:value-type="float">
            <text:p>104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5" office:value-type="float">
            <text:p>335</text:p>
          </table:table-cell>
          <table:table-cell table:style-name="TL Data" table:number-columns-repeated="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41" office:value="10400" office:value-type="float">
            <text:p>104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as van Gent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4"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89" office:value-type="float">
            <text:p>589</text:p>
          </table:table-cell>
          <table:table-cell table:style-name="TL Data" table:number-columns-repeated="8"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ce35" office:value="704" office:value-type="float">
            <text:p>704</text:p>
          </table:table-cell>
          <table:table-cell ns41:value-type="float" table:style-name="ce41" office:value="11405" office:value-type="float">
            <text:p>114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4"/>
          <table:table-cell ns41:value-type="float" office:value="30" table:style-name="TL Data" table:number-columns-repeated="2" office:value-type="float">
            <text:p>3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41" office:value="10189" office:value-type="float">
            <text:p>101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ce35" office:value="713" office:value-type="float">
            <text:p>713</text:p>
          </table:table-cell>
          <table:table-cell ns41:value-type="float" table:style-name="ce41" office:value="10895" office:value-type="float">
            <text:p>1089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4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21" office:value-type="float">
            <text:p>821</text:p>
          </table:table-cell>
          <table:table-cell table:style-name="TL Data" table:number-columns-repeated="8"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ce35" office:value="1198" office:value-type="float">
            <text:p>1198</text:p>
          </table:table-cell>
          <table:table-cell ns41:value-type="float" table:style-name="ce41" office:value="10100" office:value-type="float">
            <text:p>101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aterlandkerkje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8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ce35" office:value="722" office:value-type="float">
            <text:p>722</text:p>
          </table:table-cell>
          <table:table-cell ns41:value-type="float" table:style-name="ce41" office:value="10352" office:value-type="float">
            <text:p>103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77" office:value-type="float">
            <text:p>87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ce35" office:value="724" office:value-type="float">
            <text:p>724</text:p>
          </table:table-cell>
          <table:table-cell ns41:value-type="float" table:style-name="ce41" office:value="10915" office:value-type="float">
            <text:p>109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016" office:value-type="float">
            <text:p>1016</text:p>
          </table:table-cell>
          <table:table-cell table:style-name="TL Data" table:number-columns-repeated="4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41" office:value="11173" office:value-type="float">
            <text:p>1117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dorpe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 table:number-columns-repeated="8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ce35" office:value="734" office:value-type="float">
            <text:p>734</text:p>
          </table:table-cell>
          <table:table-cell ns41:value-type="float" table:style-name="ce41" office:value="11087" office:value-type="float">
            <text:p>1108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1" office:value-type="float">
            <text:p>481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41" office:value="10437" office:value-type="float">
            <text:p>104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085" office:value-type="float">
            <text:p>12085</text:p>
          </table:table-cell>
          <table:table-cell ns41:value-type="float" table:style-name="TL Data" office:value="12993" office:value-type="float">
            <text:p>129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8407" office:value-type="float">
            <text:p>18407</text:p>
          </table:table-cell>
          <table:table-cell ns41:value-type="float" table:style-name="TL Data" office:value="18252" office:value-type="float">
            <text:p>1825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2452" office:value-type="float">
            <text:p>32452</text:p>
          </table:table-cell>
          <table:table-cell ns41:value-type="float" table:style-name="TL Data" office:value="33192" office:value-type="float">
            <text:p>33192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4" office:value-type="float">
            <text:p>384</text:p>
          </table:table-cell>
          <table:table-cell ns41:value-type="float" table:style-name="ce41" office:value="385" office:value-type="float">
            <text:p>385</text:p>
          </table:table-cell>
          <table:table-cell ns41:value-type="float" table:style-name="ce56" office:value="280038" office:value-type="float">
            <text:p>280038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ce35" office:value="651" office:value-type="float">
            <text:p>651</text:p>
          </table:table-cell>
          <table:table-cell ns41:value-type="float" table:style-name="ce41" office:value="10634" office:value-type="float">
            <text:p>106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orssele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35" office:value="1254" office:value-type="float">
            <text:p>1254</text:p>
          </table:table-cell>
          <table:table-cell ns41:value-type="float" table:style-name="ce41" office:value="10043" office:value-type="float">
            <text:p>100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riewegen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41" office:value="11115" office:value-type="float">
            <text:p>111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llewoutsdijk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41" office:value="11300" office:value-type="float">
            <text:p>113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1878" office:value-type="float">
            <text:p>1878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4" table:style-name="TL Data" table:number-columns-repeated="3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88" office:value-type="float">
            <text:p>68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69" office:value-type="float">
            <text:p>3069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1" office:value="10674" office:value-type="float">
            <text:p>1067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 Gravenpolder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table:style-name="TL Data" table:number-columns-repeated="6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41" office:value="11059" office:value-type="float">
            <text:p>11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 Heer Abtskerke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ce35" office:value="669" office:value-type="float">
            <text:p>669</text:p>
          </table:table-cell>
          <table:table-cell ns41:value-type="float" table:style-name="ce41" office:value="10337" office:value-type="float">
            <text:p>103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<text:s/>s Heer Arendskerke</text:p>
          </table:table-cell>
          <table:table-cell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29" office:value-type="float">
            <text:p>829</text:p>
          </table:table-cell>
          <table:table-cell table:style-name="TL Data" table:number-columns-repeated="4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2" office:value-type="float">
            <text:p>272</text:p>
          </table:table-cell>
          <table:table-cell table:style-name="TL Data" table:number-columns-repeated="6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ce35" office:value="670" office:value-type="float">
            <text:p>670</text:p>
          </table:table-cell>
          <table:table-cell ns41:value-type="float" table:style-name="ce41" office:value="10875" office:value-type="float">
            <text:p>108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<text:s/>s Heerenhoek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29" office:value-type="float">
            <text:p>429</text:p>
          </table:table-cell>
          <table:table-cell table:style-name="TL Data" table:number-columns-repeated="8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ce35" office:value="671" office:value-type="float">
            <text:p>671</text:p>
          </table:table-cell>
          <table:table-cell ns41:value-type="float" table:style-name="ce41" office:value="10721" office:value-type="float">
            <text:p>107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einkenszand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ce35" office:value="672" office:value-type="float">
            <text:p>672</text:p>
          </table:table-cell>
          <table:table-cell ns41:value-type="float" table:style-name="ce41" office:value="10413" office:value-type="float">
            <text:p>10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41" office:value="11072" office:value-type="float">
            <text:p>110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69" office:value-type="float">
            <text:p>769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41" office:value="11223" office:value-type="float">
            <text:p>112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ttendijke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41" office:value="11218" office:value-type="float">
            <text:p>1121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95" office:value-type="float">
            <text:p>4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6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41" office:value="10155" office:value-type="float">
            <text:p>101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4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41" office:value="11038" office:value-type="float">
            <text:p>11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ruisingen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8" office:value-type="float">
            <text:p>238</text:p>
          </table:table-cell>
          <table:table-cell table:style-name="TL Data" table:number-columns-repeated="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41" office:value="10077" office:value-type="float">
            <text:p>100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6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41" office:value="11086" office:value-type="float">
            <text:p>110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41" office:value="11139" office:value-type="float">
            <text:p>111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vezande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41" office:value="11422" office:value-type="float">
            <text:p>114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illand-Bath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22" office:value-type="float">
            <text:p>522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6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41" office:value="10479" office:value-type="float">
            <text:p>104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ore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4" office:value-type="float">
            <text:p>314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ce35" office:value="1172" office:value-type="float">
            <text:p>1172</text:p>
          </table:table-cell>
          <table:table-cell ns41:value-type="float" table:style-name="ce41" office:value="10544" office:value-type="float">
            <text:p>1054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ce35" office:value="721" office:value-type="float">
            <text:p>721</text:p>
          </table:table-cell>
          <table:table-cell ns41:value-type="float" table:style-name="ce41" office:value="10082" office:value-type="float">
            <text:p>100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935" office:value-type="float">
            <text:p>9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1" table:style-name="TL Data" table:number-columns-repeated="3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ce35" office:value="723" office:value-type="float">
            <text:p>723</text:p>
          </table:table-cell>
          <table:table-cell ns41:value-type="float" table:style-name="ce41" office:value="11145" office:value-type="float">
            <text:p>11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olphaartsdijk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859" office:value-type="float">
            <text:p>85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41" office:value="10543" office:value-type="float">
            <text:p>105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Yerseke</text:p>
          </table:table-cell>
          <table:table-cell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331" office:value-type="float">
            <text:p>1331</text:p>
          </table:table-cell>
          <table:table-cell table:style-name="TL Data" table:number-columns-repeated="4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6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41" office:value="11247" office:value-type="float">
            <text:p>112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750" office:value-type="float">
            <text:p>12750</text:p>
          </table:table-cell>
          <table:table-cell ns41:value-type="float" table:style-name="TL Data" office:value="13174" office:value-type="float">
            <text:p>1317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183" office:value-type="float">
            <text:p>3183</text:p>
          </table:table-cell>
          <table:table-cell ns41:value-type="float" table:style-name="TL Data" office:value="3176" office:value-type="float">
            <text:p>3176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9594" office:value-type="float">
            <text:p>19594</text:p>
          </table:table-cell>
          <table:table-cell ns41:value-type="float" table:style-name="TL Data" office:value="19863" office:value-type="float">
            <text:p>19863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ce35" office:value="1000" office:value-type="float">
            <text:p>1000</text:p>
          </table:table-cell>
          <table:table-cell ns41:value-type="float" table:style-name="ce41" office:value="10531" office:value-type="float">
            <text:p>105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41" office:value="11419" office:value-type="float">
            <text:p>114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iggekerke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1" office:value="11364" office:value-type="float">
            <text:p>113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41" office:value="10236" office:value-type="float">
            <text:p>102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Grijpskerke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8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ce35" office:value="1067" office:value-type="float">
            <text:p>1067</text:p>
          </table:table-cell>
          <table:table-cell ns41:value-type="float" table:style-name="ce41" office:value="10801" office:value-type="float">
            <text:p>108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1" office:value="387" office:value-type="float">
            <text:p>387</text:p>
          </table:table-cell>
          <table:table-cell ns41:value-type="float" table:style-name="ce56" office:value="280039" office:value-type="float">
            <text:p>280039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ce35" office:value="1098" office:value-type="float">
            <text:p>1098</text:p>
          </table:table-cell>
          <table:table-cell ns41:value-type="float" table:style-name="ce41" office:value="11428" office:value-type="float">
            <text:p>114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Laurens (St.)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8" office:value-type="float">
            <text:p>16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ce35" office:value="1179" office:value-type="float">
            <text:p>1179</text:p>
          </table:table-cell>
          <table:table-cell ns41:value-type="float" table:style-name="ce41" office:value="10106" office:value-type="float">
            <text:p>1010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eliskerke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8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ce35" office:value="1112" office:value-type="float">
            <text:p>1112</text:p>
          </table:table-cell>
          <table:table-cell ns41:value-type="float" table:style-name="ce41" office:value="11221" office:value-type="float">
            <text:p>112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5125" office:value-type="float">
            <text:p>5125</text:p>
          </table:table-cell>
          <table:table-cell ns41:value-type="float" table:style-name="TL Data" office:value="6396" office:value-type="float">
            <text:p>63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7804" office:value-type="float">
            <text:p>7804</text:p>
          </table:table-cell>
          <table:table-cell ns41:value-type="float" table:style-name="TL Data" office:value="9312" office:value-type="float">
            <text:p>9312</text:p>
          </table:table-cell>
          <table:table-cell ns41:value-type="float" table:style-name="ce35" office:value="687" office:value-type="float">
            <text:p>687</text:p>
          </table:table-cell>
          <table:table-cell ns41:value-type="float" table:style-name="ce41" office:value="10122" office:value-type="float">
            <text:p>1012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- en St. Joosland</text:p>
          </table:table-cell>
          <table:table-cell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69" office:value-type="float">
            <text:p>469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41" office:value="11340" office:value-type="float">
            <text:p>113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kapelle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6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ce35" office:value="1137" office:value-type="float">
            <text:p>1137</text:p>
          </table:table-cell>
          <table:table-cell ns41:value-type="float" table:style-name="ce41" office:value="10720" office:value-type="float">
            <text:p>107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- en West-Souburg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41" office:value="11396" office:value-type="float">
            <text:p>1139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itthem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ce35" office:value="1163" office:value-type="float">
            <text:p>1163</text:p>
          </table:table-cell>
          <table:table-cell ns41:value-type="float" table:style-name="ce41" office:value="10652" office:value-type="float">
            <text:p>106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41" office:value="11256" office:value-type="float">
            <text:p>1125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41" office:value="10369" office:value-type="float">
            <text:p>103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4000" office:value-type="float">
            <text:p>4000</text:p>
          </table:table-cell>
          <table:table-cell ns41:value-type="float" table:style-name="TL Data" office:value="4161" office:value-type="float">
            <text:p>41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476" office:value-type="float">
            <text:p>6476</text:p>
          </table:table-cell>
          <table:table-cell ns41:value-type="float" table:style-name="TL Data" office:value="6689" office:value-type="float">
            <text:p>6689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41" office:value="10270" office:value-type="float">
            <text:p>1027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ce35" office:value="1214" office:value-type="float">
            <text:p>1214</text:p>
          </table:table-cell>
          <table:table-cell ns41:value-type="float" table:style-name="ce41" office:value="10635" office:value-type="float">
            <text:p>106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estkapelle</text:p>
          </table:table-cell>
          <table:table-cell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80" office:value-type="float">
            <text:p>880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41" office:value="10931" office:value-type="float">
            <text:p>109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41" office:value="10779" office:value-type="float">
            <text:p>107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670" office:value-type="float">
            <text:p>15670</text:p>
          </table:table-cell>
          <table:table-cell ns41:value-type="float" table:style-name="TL Data" office:value="17162" office:value-type="float">
            <text:p>1716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2528" office:value-type="float">
            <text:p>2528</text:p>
          </table:table-cell>
          <table:table-cell ns41:value-type="float" table:style-name="TL Data" office:value="2645" office:value-type="float">
            <text:p>26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3097" office:value-type="float">
            <text:p>23097</text:p>
          </table:table-cell>
          <table:table-cell ns41:value-type="float" table:style-name="TL Data" office:value="24814" office:value-type="float">
            <text:p>2481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809" office:value-type="float">
            <text:p>809</text:p>
          </table:table-cell>
          <table:table-cell table:style-name="TL Data" table:number-columns-repeated="4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ce35" office:value="1038" office:value-type="float">
            <text:p>1038</text:p>
          </table:table-cell>
          <table:table-cell ns41:value-type="float" table:style-name="ce41" office:value="10121" office:value-type="float">
            <text:p>101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ats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ce35" office:value="1094" office:value-type="float">
            <text:p>1094</text:p>
          </table:table-cell>
          <table:table-cell ns41:value-type="float" table:style-name="ce41" office:value="10919" office:value-type="float">
            <text:p>109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ortgene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41" office:value="10250" office:value-type="float">
            <text:p>1025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Wissekerke</text:p>
          </table:table-cell>
          <table:table-cell/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309" office:value-type="float">
            <text:p>1309</text:p>
          </table:table-cell>
          <table:table-cell table:style-name="TL Data" table:number-columns-repeated="4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41" office:value="10243" office:value-type="float">
            <text:p>102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2931" office:value-type="float">
            <text:p>2931</text:p>
          </table:table-cell>
          <table:table-cell table:style-name="TL Data" table:number-columns-repeated="4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3364" office:value-type="float">
            <text:p>336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Annaland (St.)</text:p>
          </table:table-cell>
          <table:table-cell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998" office:value-type="float">
            <text:p>99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41" office:value="11200" office:value-type="float">
            <text:p>112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Maartensdijk (St.)</text:p>
          </table:table-cell>
          <table:table-cell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336" office:value-type="float">
            <text:p>133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ce35" office:value="711" office:value-type="float">
            <text:p>711</text:p>
          </table:table-cell>
          <table:table-cell ns41:value-type="float" table:style-name="ce41" office:value="10716" office:value-type="float">
            <text:p>107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ud-Vossemeer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01" office:value-type="float">
            <text:p>501</text:p>
          </table:table-cell>
          <table:table-cell table:style-name="TL Data" table:number-columns-repeated="4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1" office:value="10134" office:value-type="float">
            <text:p>101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Philipeland (St.)</text:p>
          </table:table-cell>
          <table:table-cell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27" office:value-type="float">
            <text:p>327</text:p>
          </table:table-cell>
          <table:table-cell table:style-name="TL Data" table:number-columns-repeated="4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ce35" office:value="712" office:value-type="float">
            <text:p>712</text:p>
          </table:table-cell>
          <table:table-cell ns41:value-type="float" table:style-name="ce41" office:value="10394" office:value-type="float">
            <text:p>1039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ce35" office:value="700" office:value-type="float">
            <text:p>700</text:p>
          </table:table-cell>
          <table:table-cell ns41:value-type="float" table:style-name="ce41" office:value="11181" office:value-type="float">
            <text:p>1118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26" office:value-type="float">
            <text:p>626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41" office:value="10375" office:value-type="float">
            <text:p>103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73" office:value-type="float">
            <text:p>77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ce35" office:value="714" office:value-type="float">
            <text:p>714</text:p>
          </table:table-cell>
          <table:table-cell ns41:value-type="float" table:style-name="ce41" office:value="10619" office:value-type="float">
            <text:p>106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41" office:value="10376" office:value-type="float">
            <text:p>1037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348" office:value-type="float">
            <text:p>6348</text:p>
          </table:table-cell>
          <table:table-cell ns41:value-type="float" table:style-name="TL Data" office:value="6176" office:value-type="float">
            <text:p>617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302" office:value-type="float">
            <text:p>8302</text:p>
          </table:table-cell>
          <table:table-cell ns41:value-type="float" table:style-name="TL Data" office:value="8053" office:value-type="float">
            <text:p>8053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88" office:value-type="float">
            <text:p>388</text:p>
          </table:table-cell>
          <table:table-cell ns41:value-type="float" table:style-name="ce41" office:value="389" office:value-type="float">
            <text:p>389</text:p>
          </table:table-cell>
          <table:table-cell ns41:value-type="float" table:style-name="ce56" office:value="280040" office:value-type="float">
            <text:p>280040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rouwershaven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13" office:value-type="float">
            <text:p>6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ce35" office:value="656" office:value-type="float">
            <text:p>656</text:p>
          </table:table-cell>
          <table:table-cell ns41:value-type="float" table:style-name="ce41" office:value="10030" office:value-type="float">
            <text:p>100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807" office:value-type="float">
            <text:p>80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41" office:value="11291" office:value-type="float">
            <text:p>112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Burgh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ce35" office:value="1035" office:value-type="float">
            <text:p>1035</text:p>
          </table:table-cell>
          <table:table-cell ns41:value-type="float" table:style-name="ce41" office:value="11000" office:value-type="float">
            <text:p>110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78" office:value-type="float">
            <text:p>57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ce35" office:value="1047" office:value-type="float">
            <text:p>1047</text:p>
          </table:table-cell>
          <table:table-cell ns41:value-type="float" table:style-name="ce41" office:value="10885" office:value-type="float">
            <text:p>1088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Duivendijke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4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35" office:value="1050" office:value-type="float">
            <text:p>1050</text:p>
          </table:table-cell>
          <table:table-cell ns41:value-type="float" table:style-name="ce41" office:value="10335" office:value-type="float">
            <text:p>103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8" office:value-type="float">
            <text:p>188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ce35" office:value="1053" office:value-type="float">
            <text:p>1053</text:p>
          </table:table-cell>
          <table:table-cell ns41:value-type="float" table:style-name="ce41" office:value="10184" office:value-type="float">
            <text:p>10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7" office:value-type="float">
            <text:p>24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8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ce35" office:value="1054" office:value-type="float">
            <text:p>1054</text:p>
          </table:table-cell>
          <table:table-cell ns41:value-type="float" table:style-name="ce41" office:value="10102" office:value-type="float">
            <text:p>101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ce35" office:value="1068" office:value-type="float">
            <text:p>1068</text:p>
          </table:table-cell>
          <table:table-cell ns41:value-type="float" table:style-name="ce41" office:value="10701" office:value-type="float">
            <text:p>107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41" office:value="10837" office:value-type="float">
            <text:p>108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ieuwerkerk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55" office:value-type="float">
            <text:p>455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35" office:value="1122" office:value-type="float">
            <text:p>1122</text:p>
          </table:table-cell>
          <table:table-cell ns41:value-type="float" table:style-name="ce41" office:value="10911" office:value-type="float">
            <text:p>109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91" office:value-type="float">
            <text:p>39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ce35" office:value="1128" office:value-type="float">
            <text:p>1128</text:p>
          </table:table-cell>
          <table:table-cell ns41:value-type="float" table:style-name="ce41" office:value="11107" office:value-type="float">
            <text:p>111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ce35" office:value="1129" office:value-type="float">
            <text:p>1129</text:p>
          </table:table-cell>
          <table:table-cell ns41:value-type="float" table:style-name="ce41" office:value="10055" office:value-type="float">
            <text:p>100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41" office:value="11237" office:value-type="float">
            <text:p>112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ce35" office:value="1148" office:value-type="float">
            <text:p>1148</text:p>
          </table:table-cell>
          <table:table-cell ns41:value-type="float" table:style-name="ce41" office:value="10968" office:value-type="float">
            <text:p>109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ce35" office:value="1159" office:value-type="float">
            <text:p>1159</text:p>
          </table:table-cell>
          <table:table-cell ns41:value-type="float" table:style-name="ce41" office:value="10412" office:value-type="float">
            <text:p>104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8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35" office:value="1175" office:value-type="float">
            <text:p>1175</text:p>
          </table:table-cell>
          <table:table-cell ns41:value-type="float" table:style-name="ce41" office:value="11014" office:value-type="float">
            <text:p>110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2294" office:value-type="float">
            <text:p>2294</text:p>
          </table:table-cell>
          <table:table-cell ns41:value-type="float" table:style-name="TL Data" office:value="2618" office:value-type="float">
            <text:p>261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26" office:value-type="float">
            <text:p>62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03" office:value-type="float">
            <text:p>3303</text:p>
          </table:table-cell>
          <table:table-cell ns41:value-type="float" table:style-name="TL Data" office:value="3757" office:value-type="float">
            <text:p>3757</text:p>
          </table:table-cell>
          <table:table-cell ns41:value-type="float" table:style-name="ce35" office:value="732" office:value-type="float">
            <text:p>732</text:p>
          </table:table-cell>
          <table:table-cell ns41:value-type="float" table:style-name="ce41" office:value="10843" office:value-type="float">
            <text:p>1084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Zonnemaire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80" office:value-type="float">
            <text:p>4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ce35" office:value="1236" office:value-type="float">
            <text:p>1236</text:p>
          </table:table-cell>
          <table:table-cell ns41:value-type="float" table:style-name="ce41" office:value="10040" office:value-type="float">
            <text:p>100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991" office:value-type="float">
            <text:p>8991</text:p>
          </table:table-cell>
          <table:table-cell ns41:value-type="float" table:style-name="TL Data" office:value="9204" office:value-type="float">
            <text:p>920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56" office:value-type="float">
            <text:p>656</text:p>
          </table:table-cell>
          <table:table-cell table:style-name="TL Data" table:number-columns-repeated="2"/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462" office:value-type="float">
            <text:p>11462</text:p>
          </table:table-cell>
          <table:table-cell ns41:value-type="float" table:style-name="TL Data" office:value="11678" office:value-type="float">
            <text:p>11678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5</text:p>
          </table:table-cell>
          <table:table-cell ns41:value-type="float" table:style-name="ce41" office:value="390" office:value-type="float">
            <text:p>390</text:p>
          </table:table-cell>
          <table:table-cell ns41:value-type="float" table:style-name="ce41" office:value="391" office:value-type="float">
            <text:p>391</text:p>
          </table:table-cell>
          <table:table-cell ns41:value-type="float" table:style-name="ce56" office:value="280041" office:value-type="float">
            <text:p>28004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58758" office:value-type="float">
            <text:p>58758</text:p>
          </table:table-cell>
          <table:table-cell ns41:value-type="float" table:style-name="TL Data" office:value="61640" office:value-type="float">
            <text:p>6164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795" office:value-type="float">
            <text:p>6795</text:p>
          </table:table-cell>
          <table:table-cell ns41:value-type="float" table:style-name="TL Data" office:value="6857" office:value-type="float">
            <text:p>685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4222" office:value-type="float">
            <text:p>4222</text:p>
          </table:table-cell>
          <table:table-cell ns41:value-type="float" table:style-name="TL Data" office:value="25092" office:value-type="float">
            <text:p>25092</text:p>
          </table:table-cell>
          <table:table-cell ns41:value-type="float" table:style-name="TL Data" office:value="25088" office:value-type="float">
            <text:p>250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98270" office:value-type="float">
            <text:p>98270</text:p>
          </table:table-cell>
          <table:table-cell ns41:value-type="float" table:style-name="TL Data" office:value="100964" office:value-type="float">
            <text:p>100964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Z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0_H5</text:p>
          </table:table-cell>
          <table:table-cell ns41:value-type="float" table:style-name="ce42" office:value="390" office:value-type="float">
            <text:p>390</text:p>
          </table:table-cell>
          <table:table-cell ns41:value-type="float" table:style-name="ce42" office:value="391" office:value-type="float">
            <text:p>391</text:p>
          </table:table-cell>
          <table:table-cell ns41:value-type="float" table:style-name="ce57" office:value="280041" office:value-type="float">
            <text:p>280041</text:p>
          </table:table-cell>
          <table:table-cell table:number-columns-repeated="985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9"/>
        <table:table-column table:style-name="co12" table:default-cell-style-name="ce9"/>
        <table:table-column table:style-name="co13" table:default-cell-style-name="ce9" table:number-columns-repeated="3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0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ZEELAND VIJFDE GEDEELTE: INDEELING DER WERKELIJKE BEVOLKING NAAR DE KERKELIJKE GEZINDTEN</text:p>
          </table:table-cell>
          <table:table-cell table:style-name="ce10" table:number-columns-repeated="43"/>
          <table:table-cell table:style-name="ce45" table:number-columns-repeated="4"/>
          <table:table-cell table:style-name="ce51"/>
          <table:table-cell table:number-columns-repeated="975"/>
        </table:table-row>
        <table:table-row table:style-name="ro1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6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6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6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6">
          <table:covered-table-cell table:style-name="ce59"/>
          <table:table-cell table:style-name="ce11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2"/>
          <table:covered-table-cell table:style-name="ce65" table:number-columns-repeated="2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ns41:value-type="string" table:style-name="TL RowHeader" office:value-type="string">
            <text:p>Aagtekerk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40" office:value="10531" office:value-type="float">
            <text:p>10531</text:p>
          </table:table-cell>
          <table:table-cell ns41:value-type="float" table:style-name="ce40" office:value="4" office:value-type="float">
            <text:p>4</text:p>
          </table:table-cell>
          <table:table-cell ns41:value-type="string" table:style-name="ce55" office:value-type="string">
            <text:p>ZE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0_H3</text:p>
          </table:table-cell>
          <table:table-cell ns41:value-type="float" table:style-name="ce40" office:value="392" office:value-type="float">
            <text:p>392</text:p>
          </table:table-cell>
          <table:table-cell ns41:value-type="float" table:style-name="ce40" office:value="393" office:value-type="float">
            <text:p>393</text:p>
          </table:table-cell>
          <table:table-cell ns41:value-type="float" table:style-name="ce55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ardenburg</text:p>
          </table:table-cell>
          <table:table-cell/>
          <table:table-cell table:style-name="TL Data"/>
          <table:table-cell table:style-name="TL Data" table:number-columns-repeated="16"/>
          <table:table-cell table:style-name="TL Data"/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648" office:value-type="float">
            <text:p>648</text:p>
          </table:table-cell>
          <table:table-cell ns41:value-type="float" table:style-name="ce41" office:value="11020" office:value-type="float">
            <text:p>110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nnaland (St.)</text:p>
          </table:table-cell>
          <table:table-cell/>
          <table:table-cell table:style-name="TL Data"/>
          <table:table-cell table:style-name="TL Data" table:number-columns-repeated="13"/>
          <table:table-cell table:style-name="TL Data"/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41" office:value="11200" office:value-type="float">
            <text:p>112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rnemuiden</text:p>
          </table:table-cell>
          <table:table-cell/>
          <table:table-cell table:style-name="TL Data"/>
          <table:table-cell table:style-name="TL Data"/>
          <table:table-cell table:style-name="TL Data" table:number-columns-repeated="12"/>
          <table:table-cell table:style-name="TL Data"/>
          <table:table-cell table:style-name="TL Data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41" office:value="11419" office:value-type="float">
            <text:p>114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Axel</text:p>
          </table:table-cell>
          <table:table-cell/>
          <table:table-cell table:style-name="TL Data"/>
          <table:table-cell table:style-name="TL Data"/>
          <table:table-cell table:style-name="TL Data" table:number-columns-repeated="5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/>
          <table:table-cell table:style-name="TL Data"/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ce35" office:value="650" office:value-type="float">
            <text:p>650</text:p>
          </table:table-cell>
          <table:table-cell ns41:value-type="float" table:style-name="ce41" office:value="11289" office:value-type="float">
            <text:p>112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aarland</text:p>
          </table:table-cell>
          <table:table-cell/>
          <table:table-cell table:style-name="TL Data"/>
          <table:table-cell table:style-name="TL Data"/>
          <table:table-cell table:style-name="TL Data" table:number-columns-repeated="12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651" office:value-type="float">
            <text:p>651</text:p>
          </table:table-cell>
          <table:table-cell ns41:value-type="float" table:style-name="ce41" office:value="10634" office:value-type="float">
            <text:p>106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iervliet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41" office:value="10257" office:value-type="float">
            <text:p>1025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iggekerk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41" office:value="11364" office:value-type="float">
            <text:p>1136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orssel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5" office:value="1254" office:value-type="float">
            <text:p>1254</text:p>
          </table:table-cell>
          <table:table-cell ns41:value-type="float" table:style-name="ce41" office:value="10043" office:value-type="float">
            <text:p>100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reskens</text:p>
          </table:table-cell>
          <table:table-cell/>
          <table:table-cell table:style-name="TL Data"/>
          <table:table-cell table:style-name="TL Data"/>
          <table:table-cell table:style-name="TL Data" table:number-columns-repeated="9"/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1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5" office:value="655" office:value-type="float">
            <text:p>655</text:p>
          </table:table-cell>
          <table:table-cell ns41:value-type="float" table:style-name="ce41" office:value="10233" office:value-type="float">
            <text:p>102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Bruinisse</text:p>
          </table:table-cell>
          <table:table-cell/>
          <table:table-cell table:style-name="TL Data"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5" office:value="657" office:value-type="float">
            <text:p>657</text:p>
          </table:table-cell>
          <table:table-cell ns41:value-type="float" table:style-name="ce41" office:value="11291" office:value-type="float">
            <text:p>112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Cadzand</text:p>
          </table:table-cell>
          <table:table-cell/>
          <table:table-cell table:style-name="TL Data"/>
          <table:table-cell table:style-name="TL Data"/>
          <table:table-cell table:style-name="TL Data" table:number-columns-repeated="8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4"/>
          <table:table-cell table:style-name="TL Data" table:number-columns-repeated="3"/>
          <table:table-cell table:style-name="TL Data" table:number-columns-repeated="1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5" office:value="658" office:value-type="float">
            <text:p>658</text:p>
          </table:table-cell>
          <table:table-cell ns41:value-type="float" table:style-name="ce41" office:value="11002" office:value-type="float">
            <text:p>110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Colijnsplaat</text:p>
          </table:table-cell>
          <table:table-cell/>
          <table:table-cell table:style-name="TL Data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3"/>
          <table:table-cell table:style-name="TL Data"/>
          <table:table-cell table:style-name="TL Data" table:number-columns-repeated="4"/>
          <table:table-cell table:style-name="TL Data" table:number-columns-repeated="3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1038" office:value-type="float">
            <text:p>1038</text:p>
          </table:table-cell>
          <table:table-cell ns41:value-type="float" table:style-name="ce41" office:value="10121" office:value-type="float">
            <text:p>101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omburg</text:p>
          </table:table-cell>
          <table:table-cell/>
          <table:table-cell table:style-name="TL Data"/>
          <table:table-cell table:style-name="TL Data"/>
          <table:table-cell table:style-name="TL Data" table:number-columns-repeated="5"/>
          <table:table-cell table:style-name="TL Data"/>
          <table:table-cell table:style-name="TL Data" table:number-columns-repeated="6"/>
          <table:table-cell table:style-name="TL Data"/>
          <table:table-cell table:style-name="TL Data" table:number-columns-repeated="2"/>
          <table:table-cell table:style-name="TL Data" table:number-columns-repeated="2"/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41" office:value="10236" office:value-type="float">
            <text:p>1023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reischor</text:p>
          </table:table-cell>
          <table:table-cell/>
          <table:table-cell table:style-name="TL Data"/>
          <table:table-cell table:style-name="TL Data"/>
          <table:table-cell table:style-name="TL Data" table:number-columns-repeated="12"/>
          <table:table-cell table:style-name="TL Data" table:number-columns-repeated="2"/>
          <table:table-cell table:style-name="TL Data"/>
          <table:table-cell table:style-name="TL Data" table:number-columns-repeated="2"/>
          <table:table-cell table:style-name="TL Data" table:number-columns-repeated="1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5" office:value="1047" office:value-type="float">
            <text:p>1047</text:p>
          </table:table-cell>
          <table:table-cell ns41:value-type="float" table:style-name="ce41" office:value="10885" office:value-type="float">
            <text:p>1088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Driewegen</text:p>
          </table:table-cell>
          <table:table-cell/>
          <table:table-cell table:style-name="TL Data"/>
          <table:table-cell table:style-name="TL Data"/>
          <table:table-cell table:style-name="TL Data" table:number-columns-repeated="4"/>
          <table:table-cell table:style-name="TL Data" table:number-columns-repeated="2"/>
          <table:table-cell table:style-name="TL Data" table:number-columns-repeated="8"/>
          <table:table-cell table:style-name="TL Data" table:number-columns-repeated="2"/>
          <table:table-cell table:style-name="TL Data" table:number-columns-repeated="1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41" office:value="11115" office:value-type="float">
            <text:p>111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Elkerze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1053" office:value-type="float">
            <text:p>1053</text:p>
          </table:table-cell>
          <table:table-cell ns41:value-type="float" table:style-name="ce41" office:value="10184" office:value-type="float">
            <text:p>10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oes</text:p>
          </table:table-cell>
          <table:table-cell/>
          <table:table-cell table:style-name="TL Data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style-name="TL Data" table:number-columns-repeated="14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41" office:value="10674" office:value-type="float">
            <text:p>1067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 Gravenpolder</text:p>
          </table:table-cell>
          <table:table-cell/>
          <table:table-cell table:style-name="TL Data"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style-name="TL Data" table:number-columns-repeated="1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35" office:value="666" office:value-type="float">
            <text:p>666</text:p>
          </table:table-cell>
          <table:table-cell ns41:value-type="float" table:style-name="ce41" office:value="11059" office:value-type="float">
            <text:p>11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rijpskerke</text:p>
          </table:table-cell>
          <table:table-cell/>
          <table:table-cell table:style-name="TL Data"/>
          <table:table-cell table:style-name="TL Data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6"/>
          <table:table-cell table:style-name="TL Data" table:number-columns-repeated="2"/>
          <table:table-cell table:style-name="TL Data" table:number-columns-repeated="4"/>
          <table:table-cell table:style-name="TL Data" table:number-columns-repeated="2"/>
          <table:table-cell table:style-name="TL Data" table:number-columns-repeated="2"/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ce35" office:value="1067" office:value-type="float">
            <text:p>1067</text:p>
          </table:table-cell>
          <table:table-cell ns41:value-type="float" table:style-name="ce41" office:value="10801" office:value-type="float">
            <text:p>108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Groede</text:p>
          </table:table-cell>
          <table:table-cell/>
          <table:table-cell table:style-name="TL Data"/>
          <table:table-cell table:style-name="TL Data"/>
          <table:table-cell table:style-name="TL Data" table:number-columns-repeated="30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5" office:value="667" office:value-type="float">
            <text:p>667</text:p>
          </table:table-cell>
          <table:table-cell ns41:value-type="float" table:style-name="ce41" office:value="11312" office:value-type="float">
            <text:p>113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aamstede</text:p>
          </table:table-cell>
          <table:table-cell/>
          <table:table-cell table:style-name="TL Data"/>
          <table:table-cell table:style-name="TL Data"/>
          <table:table-cell table:style-name="TL Data" table:number-columns-repeated="7"/>
          <table:table-cell table:style-name="TL Data" table:number-columns-repeated="3"/>
          <table:table-cell table:style-name="TL Data" table:number-columns-repeated="2"/>
          <table:table-cell table:style-name="TL Data" table:number-columns-repeated="4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1068" office:value-type="float">
            <text:p>1068</text:p>
          </table:table-cell>
          <table:table-cell ns41:value-type="float" table:style-name="ce41" office:value="10701" office:value-type="float">
            <text:p>1070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 Heer Abtskerk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669" office:value-type="float">
            <text:p>669</text:p>
          </table:table-cell>
          <table:table-cell ns41:value-type="float" table:style-name="ce41" office:value="10337" office:value-type="float">
            <text:p>103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 Heer Arendskerke</text:p>
          </table:table-cell>
          <table:table-cell/>
          <table:table-cell table:style-name="TL Data"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ce35" office:value="670" office:value-type="float">
            <text:p>670</text:p>
          </table:table-cell>
          <table:table-cell ns41:value-type="float" table:style-name="ce41" office:value="10875" office:value-type="float">
            <text:p>108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einkenszand</text:p>
          </table:table-cell>
          <table:table-cell/>
          <table:table-cell table:style-name="TL Data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5" office:value="672" office:value-type="float">
            <text:p>672</text:p>
          </table:table-cell>
          <table:table-cell ns41:value-type="float" table:style-name="ce41" office:value="10413" office:value-type="float">
            <text:p>10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edekenskerk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5" office:value="673" office:value-type="float">
            <text:p>673</text:p>
          </table:table-cell>
          <table:table-cell ns41:value-type="float" table:style-name="ce41" office:value="11072" office:value-type="float">
            <text:p>110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ek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41" office:value="10038" office:value-type="float">
            <text:p>10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ntenisse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5" office:value="675" office:value-type="float">
            <text:p>675</text:p>
          </table:table-cell>
          <table:table-cell ns41:value-type="float" table:style-name="ce41" office:value="11123" office:value-type="float">
            <text:p>111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oofdplaat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 table:number-columns-repeated="2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41" office:value="10147" office:value-type="float">
            <text:p>101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Hulst</text:p>
          </table:table-cell>
          <table:table-cell/>
          <table:table-cell table:style-name="TL Data"/>
          <table:table-cell table:style-name="TL Data"/>
          <table:table-cell table:style-name="TL Data" table:number-columns-repeated="14"/>
          <table:table-cell table:style-name="TL Data"/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5" office:value="677" office:value-type="float">
            <text:p>677</text:p>
          </table:table-cell>
          <table:table-cell ns41:value-type="float" table:style-name="ce41" office:value="11408" office:value-type="float">
            <text:p>114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Ijzendijke</text:p>
          </table:table-cell>
          <table:table-cell/>
          <table:table-cell table:style-name="TL Data"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5" office:value="730" office:value-type="float">
            <text:p>730</text:p>
          </table:table-cell>
          <table:table-cell ns41:value-type="float" table:style-name="ce41" office:value="10688" office:value-type="float">
            <text:p>1068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pelle</text:p>
          </table:table-cell>
          <table:table-cell/>
          <table:table-cell table:style-name="TL Data"/>
          <table:table-cell table:style-name="TL Data"/>
          <table:table-cell table:style-name="TL Data" table:number-columns-repeated="10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ce35" office:value="678" office:value-type="float">
            <text:p>678</text:p>
          </table:table-cell>
          <table:table-cell ns41:value-type="float" table:style-name="ce41" office:value="11223" office:value-type="float">
            <text:p>1122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ts</text:p>
          </table:table-cell>
          <table:table-cell/>
          <table:table-cell table:style-name="TL Data"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35" office:value="1094" office:value-type="float">
            <text:p>1094</text:p>
          </table:table-cell>
          <table:table-cell ns41:value-type="float" table:style-name="ce41" office:value="10919" office:value-type="float">
            <text:p>1091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attendijke</text:p>
          </table:table-cell>
          <table:table-cell/>
          <table:table-cell table:style-name="TL Data"/>
          <table:table-cell table:style-name="TL Data" table:number-columns-repeated="10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5" office:value="679" office:value-type="float">
            <text:p>679</text:p>
          </table:table-cell>
          <table:table-cell ns41:value-type="float" table:style-name="ce41" office:value="11218" office:value-type="float">
            <text:p>1121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erkwerv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41" office:value="10837" office:value-type="float">
            <text:p>108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2" office:value-type="float">
            <text:p>392</text:p>
          </table:table-cell>
          <table:table-cell ns41:value-type="float" table:style-name="ce41" office:value="393" office:value-type="float">
            <text:p>393</text:p>
          </table:table-cell>
          <table:table-cell ns41:value-type="float" table:style-name="ce56" office:value="280042" office:value-type="float">
            <text:p>280042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loetinge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35" office:value="680" office:value-type="float">
            <text:p>680</text:p>
          </table:table-cell>
          <table:table-cell ns41:value-type="float" table:style-name="ce41" office:value="10155" office:value-type="float">
            <text:p>101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ortgen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5" office:value="682" office:value-type="float">
            <text:p>682</text:p>
          </table:table-cell>
          <table:table-cell ns41:value-type="float" table:style-name="ce41" office:value="10250" office:value-type="float">
            <text:p>1025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oudekerk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5" office:value="1098" office:value-type="float">
            <text:p>1098</text:p>
          </table:table-cell>
          <table:table-cell ns41:value-type="float" table:style-name="ce41" office:value="11428" office:value-type="float">
            <text:p>1142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rabbendijk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41" office:value="11038" office:value-type="float">
            <text:p>110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Kruinin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41" office:value="10077" office:value-type="float">
            <text:p>100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. Krui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1178" office:value-type="float">
            <text:p>1178</text:p>
          </table:table-cell>
          <table:table-cell ns41:value-type="float" table:style-name="ce41" office:value="10235" office:value-type="float">
            <text:p>102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. Laurens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35" office:value="1179" office:value-type="float">
            <text:p>1179</text:p>
          </table:table-cell>
          <table:table-cell ns41:value-type="float" table:style-name="ce41" office:value="10106" office:value-type="float">
            <text:p>1010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t. Maartensdijk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711" office:value-type="float">
            <text:p>711</text:p>
          </table:table-cell>
          <table:table-cell ns41:value-type="float" table:style-name="ce41" office:value="10716" office:value-type="float">
            <text:p>107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eliskerk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5" office:value="1112" office:value-type="float">
            <text:p>1112</text:p>
          </table:table-cell>
          <table:table-cell ns41:value-type="float" table:style-name="ce41" office:value="11221" office:value-type="float">
            <text:p>112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ce35" office:value="687" office:value-type="float">
            <text:p>687</text:p>
          </table:table-cell>
          <table:table-cell ns41:value-type="float" table:style-name="ce41" office:value="10122" office:value-type="float">
            <text:p>1012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euz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35" office:value="715" office:value-type="float">
            <text:p>715</text:p>
          </table:table-cell>
          <table:table-cell ns41:value-type="float" table:style-name="ce41" office:value="10704" office:value-type="float">
            <text:p>1070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- en St. Joosland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5" office:value="1117" office:value-type="float">
            <text:p>1117</text:p>
          </table:table-cell>
          <table:table-cell ns41:value-type="float" table:style-name="ce41" office:value="11340" office:value-type="float">
            <text:p>113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erkerk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5" office:value="1122" office:value-type="float">
            <text:p>1122</text:p>
          </table:table-cell>
          <table:table-cell ns41:value-type="float" table:style-name="ce41" office:value="10911" office:value-type="float">
            <text:p>109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euwvliet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5" office:value="690" office:value-type="float">
            <text:p>690</text:p>
          </table:table-cell>
          <table:table-cell ns41:value-type="float" table:style-name="ce41" office:value="11165" office:value-type="float">
            <text:p>111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isse</text:p>
          </table:table-cell>
          <table:table-cell/>
          <table:table-cell table:style-name="TL Data"/>
          <table:table-cell table:style-name="TL Data" table:number-columns-repeated="33"/>
          <table:table-cell ns41:value-type="float" office:value="7" table:style-name="TL Data" table:number-columns-repeated="3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5" office:value="691" office:value-type="float">
            <text:p>691</text:p>
          </table:table-cell>
          <table:table-cell ns41:value-type="float" table:style-name="ce41" office:value="11086" office:value-type="float">
            <text:p>1108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Noordwelle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5" office:value="1129" office:value-type="float">
            <text:p>1129</text:p>
          </table:table-cell>
          <table:table-cell ns41:value-type="float" table:style-name="ce41" office:value="10055" office:value-type="float">
            <text:p>1005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5" office:value="692" office:value-type="float">
            <text:p>692</text:p>
          </table:table-cell>
          <table:table-cell ns41:value-type="float" table:style-name="ce41" office:value="10782" office:value-type="float">
            <text:p>107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- en West-Souburg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41" office:value="11396" office:value-type="float">
            <text:p>1139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erlan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41" office:value="11237" office:value-type="float">
            <text:p>112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ostkapell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ce35" office:value="1137" office:value-type="float">
            <text:p>1137</text:p>
          </table:table-cell>
          <table:table-cell ns41:value-type="float" table:style-name="ce41" office:value="10720" office:value-type="float">
            <text:p>107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udelande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41" office:value="11139" office:value-type="float">
            <text:p>111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ud-Vossemeer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1" office:value="10134" office:value-type="float">
            <text:p>1013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Ovezan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41" office:value="11422" office:value-type="float">
            <text:p>114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Poortvlie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700" office:value-type="float">
            <text:p>700</text:p>
          </table:table-cell>
          <table:table-cell ns41:value-type="float" table:style-name="ce41" office:value="11181" office:value-type="float">
            <text:p>1118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enesse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5" office:value="1159" office:value-type="float">
            <text:p>1159</text:p>
          </table:table-cell>
          <table:table-cell ns41:value-type="float" table:style-name="ce41" office:value="10412" office:value-type="float">
            <text:p>104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etranchement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5" office:value="701" office:value-type="float">
            <text:p>701</text:p>
          </table:table-cell>
          <table:table-cell ns41:value-type="float" table:style-name="ce41" office:value="10400" office:value-type="float">
            <text:p>1040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illand-Bath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35" office:value="702" office:value-type="float">
            <text:p>702</text:p>
          </table:table-cell>
          <table:table-cell ns41:value-type="float" table:style-name="ce41" office:value="10479" office:value-type="float">
            <text:p>104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Ritthem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5" office:value="1163" office:value-type="float">
            <text:p>1163</text:p>
          </table:table-cell>
          <table:table-cell ns41:value-type="float" table:style-name="ce41" office:value="10652" office:value-type="float">
            <text:p>106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erpeniss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5" office:value="705" office:value-type="float">
            <text:p>705</text:p>
          </table:table-cell>
          <table:table-cell ns41:value-type="float" table:style-name="ce41" office:value="10375" office:value-type="float">
            <text:p>1037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oondijke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706" office:value-type="float">
            <text:p>706</text:p>
          </table:table-cell>
          <table:table-cell ns41:value-type="float" table:style-name="ce41" office:value="10189" office:value-type="float">
            <text:p>1018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chor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1172" office:value-type="float">
            <text:p>1172</text:p>
          </table:table-cell>
          <table:table-cell ns41:value-type="float" table:style-name="ce41" office:value="10544" office:value-type="float">
            <text:p>1054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erooskerke (Walcheren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ce35" office:value="1176" office:value-type="float">
            <text:p>1176</text:p>
          </table:table-cell>
          <table:table-cell ns41:value-type="float" table:style-name="ce41" office:value="11256" office:value-type="float">
            <text:p>1125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Sluis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713" office:value-type="float">
            <text:p>713</text:p>
          </table:table-cell>
          <table:table-cell ns41:value-type="float" table:style-name="ce41" office:value="10895" office:value-type="float">
            <text:p>1089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Thol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5" office:value="716" office:value-type="float">
            <text:p>716</text:p>
          </table:table-cell>
          <table:table-cell ns41:value-type="float" table:style-name="ce41" office:value="10376" office:value-type="float">
            <text:p>1037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eer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5" office:value="717" office:value-type="float">
            <text:p>717</text:p>
          </table:table-cell>
          <table:table-cell ns41:value-type="float" table:style-name="ce41" office:value="10369" office:value-type="float">
            <text:p>103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4" office:value-type="float">
            <text:p>394</text:p>
          </table:table-cell>
          <table:table-cell ns41:value-type="float" table:style-name="ce41" office:value="395" office:value-type="float">
            <text:p>395</text:p>
          </table:table-cell>
          <table:table-cell ns41:value-type="float" table:style-name="ce56" office:value="280043" office:value-type="float">
            <text:p>280043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5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41" office:value="10270" office:value-type="float">
            <text:p>1027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Vrouwenpolder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5" office:value="1214" office:value-type="float">
            <text:p>1214</text:p>
          </table:table-cell>
          <table:table-cell ns41:value-type="float" table:style-name="ce41" office:value="10635" office:value-type="float">
            <text:p>106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aarde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5" office:value="721" office:value-type="float">
            <text:p>721</text:p>
          </table:table-cell>
          <table:table-cell ns41:value-type="float" table:style-name="ce41" office:value="10082" office:value-type="float">
            <text:p>1008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meldinge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8" office:value-type="float">
            <text:p>18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35" office:value="723" office:value-type="float">
            <text:p>723</text:p>
          </table:table-cell>
          <table:table-cell ns41:value-type="float" table:style-name="ce41" office:value="11145" office:value-type="float">
            <text:p>11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dorp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5" office:value="724" office:value-type="float">
            <text:p>724</text:p>
          </table:table-cell>
          <table:table-cell ns41:value-type="float" table:style-name="ce41" office:value="10915" office:value-type="float">
            <text:p>1091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estkapell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41" office:value="10931" office:value-type="float">
            <text:p>1093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issekerke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5" office:value="727" office:value-type="float">
            <text:p>727</text:p>
          </table:table-cell>
          <table:table-cell ns41:value-type="float" table:style-name="ce41" office:value="10243" office:value-type="float">
            <text:p>102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Wolphaartsd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41" office:value="10543" office:value-type="float">
            <text:p>105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Yerseke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18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35" office:value="729" office:value-type="float">
            <text:p>729</text:p>
          </table:table-cell>
          <table:table-cell ns41:value-type="float" table:style-name="ce41" office:value="11247" office:value-type="float">
            <text:p>112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aamslag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41" office:value="11173" office:value-type="float">
            <text:p>1117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ierikzee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35" office:value="732" office:value-type="float">
            <text:p>732</text:p>
          </table:table-cell>
          <table:table-cell ns41:value-type="float" table:style-name="ce41" office:value="10843" office:value-type="float">
            <text:p>1084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onnemaire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5" office:value="1236" office:value-type="float">
            <text:p>1236</text:p>
          </table:table-cell>
          <table:table-cell ns41:value-type="float" table:style-name="ce41" office:value="10040" office:value-type="float">
            <text:p>1004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outelan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41" office:value="10779" office:value-type="float">
            <text:p>107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4">
          <table:table-cell ns41:value-type="string" table:style-name="TL RowHeader" office:value-type="string">
            <text:p>Zuidzand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5" office:value="735" office:value-type="float">
            <text:p>735</text:p>
          </table:table-cell>
          <table:table-cell ns41:value-type="float" table:style-name="ce41" office:value="10437" office:value-type="float">
            <text:p>104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ZE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0_H3</text:p>
          </table:table-cell>
          <table:table-cell ns41:value-type="float" table:style-name="ce41" office:value="396" office:value-type="float">
            <text:p>396</text:p>
          </table:table-cell>
          <table:table-cell ns41:value-type="float" table:style-name="ce41" office:value="397" office:value-type="float">
            <text:p>397</text:p>
          </table:table-cell>
          <table:table-cell ns41:value-type="float" table:style-name="ce56" office:value="280044" office:value-type="float">
            <text:p>28004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2064" office:value-type="float">
            <text:p>2064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Z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0_H3</text:p>
          </table:table-cell>
          <table:table-cell ns41:value-type="float" table:style-name="ce42" office:value="396" office:value-type="float">
            <text:p>396</text:p>
          </table:table-cell>
          <table:table-cell ns41:value-type="float" table:style-name="ce42" office:value="397" office:value-type="float">
            <text:p>397</text:p>
          </table:table-cell>
          <table:table-cell ns41:value-type="float" table:style-name="ce57" office:value="280044" office:value-type="float">
            <text:p>280044</text:p>
          </table:table-cell>
          <table:table-cell table:number-columns-repeated="975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7:44</dc:date>
    <meta:document-statistic meta:object-count="0" meta:cell-count="4020" meta:table-count="2"/>
    <meta:generator>ODFPY/1.3.0dev</meta:generator>
  </office:meta>
</office:document-meta>
</file>